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text-properties style:use-window-font-color="true"/>
    </style:style>
    <style:style style:name="P2" style:family="paragraph" style:parent-style-name="Frame_20_contents">
      <style:text-properties style:use-window-font-color="true" fo:font-weight="bold" style:font-weight-asian="bold"/>
    </style:style>
    <style:style style:name="P3" style:family="paragraph" style:parent-style-name="Frame_20_contents">
      <style:paragraph-properties fo:text-align="justify" style:justify-single-word="false"/>
      <style:text-properties style:use-window-font-color="true"/>
    </style:style>
    <style:style style:name="P4" style:family="paragraph" style:parent-style-name="Frame_20_contents">
      <style:paragraph-properties fo:text-align="justify" style:justify-single-word="false"/>
      <style:text-properties style:use-window-font-color="true" officeooo:rsid="0016bde1" officeooo:paragraph-rsid="0016bde1"/>
    </style:style>
    <style:style style:name="P5" style:family="paragraph" style:parent-style-name="Frame_20_contents">
      <style:paragraph-properties fo:text-align="justify" style:justify-single-word="false"/>
      <style:text-properties style:use-window-font-color="true" fo:font-weight="normal" officeooo:rsid="0016bde1" officeooo:paragraph-rsid="0016bde1" style:font-weight-asian="normal" style:font-weight-complex="normal"/>
    </style:style>
    <style:style style:name="P6" style:family="paragraph" style:parent-style-name="Frame_20_contents">
      <style:paragraph-properties fo:text-align="justify" style:justify-single-word="false"/>
      <style:text-properties style:use-window-font-color="true" fo:font-weight="normal" officeooo:rsid="00188dbc" officeooo:paragraph-rsid="00188dbc" style:font-weight-asian="normal" style:font-weight-complex="normal"/>
    </style:style>
    <style:style style:name="P7" style:family="paragraph" style:parent-style-name="Frame_20_contents">
      <style:paragraph-properties fo:text-align="justify" style:justify-single-word="false"/>
      <style:text-properties style:use-window-font-color="true" officeooo:rsid="00188dbc" officeooo:paragraph-rsid="00188dbc"/>
    </style:style>
    <style:style style:name="P8" style:family="paragraph" style:parent-style-name="Frame_20_contents">
      <style:text-properties style:use-window-font-color="true" officeooo:paragraph-rsid="00188dbc"/>
    </style:style>
    <style:style style:name="P9" style:family="paragraph" style:parent-style-name="Frame_20_contents">
      <style:paragraph-properties fo:text-align="justify" style:justify-single-word="false"/>
      <style:text-properties style:use-window-font-color="true" fo:font-size="12pt" fo:font-weight="normal" officeooo:rsid="0016bde1" officeooo:paragraph-rsid="00188dbc" style:font-size-asian="10.5pt" style:font-weight-asian="normal" style:font-size-complex="12pt" style:font-weight-complex="normal"/>
    </style:style>
    <style:style style:name="P10" style:family="paragraph" style:parent-style-name="Frame_20_contents">
      <style:paragraph-properties fo:text-align="justify" style:justify-single-word="false"/>
      <style:text-properties style:use-window-font-color="true" fo:font-size="12pt" fo:font-weight="normal" officeooo:rsid="00188dbc" officeooo:paragraph-rsid="00188dbc" style:font-size-asian="10.5pt" style:font-weight-asian="normal" style:font-size-complex="12pt" style:font-weight-complex="normal"/>
    </style:style>
    <style:style style:name="P11" style:family="paragraph" style:parent-style-name="Frame_20_contents">
      <style:paragraph-properties fo:text-align="justify" style:justify-single-word="false"/>
      <style:text-properties style:use-window-font-color="true" fo:font-size="12pt" fo:font-weight="normal" officeooo:rsid="0018db60" officeooo:paragraph-rsid="0018db60" style:font-size-asian="10.5pt" style:font-weight-asian="normal" style:font-size-complex="12pt" style:font-weight-complex="normal"/>
    </style:style>
    <style:style style:name="P12" style:family="paragraph" style:parent-style-name="Frame_20_contents">
      <style:paragraph-properties fo:text-align="justify" style:justify-single-word="false"/>
      <style:text-properties style:use-window-font-color="true" fo:font-size="12pt" fo:font-weight="bold" officeooo:rsid="0018db60" officeooo:paragraph-rsid="0018db60" style:font-size-asian="10.5pt" style:font-weight-asian="bold" style:font-size-complex="12pt" style:font-weight-complex="bold"/>
    </style:style>
    <style:style style:name="P13" style:family="paragraph" style:parent-style-name="Frame_20_contents">
      <style:paragraph-properties fo:text-align="justify" style:justify-single-word="false"/>
      <style:text-properties style:use-window-font-color="true" fo:font-size="12pt" fo:font-weight="bold" officeooo:rsid="001aa70f" officeooo:paragraph-rsid="001aa70f" style:font-size-asian="10.5pt" style:font-weight-asian="bold" style:font-size-complex="12pt" style:font-weight-complex="bold"/>
    </style:style>
    <style:style style:name="P14" style:family="paragraph" style:parent-style-name="Frame_20_contents">
      <style:paragraph-properties fo:margin-left="0in" fo:margin-right="0in" fo:text-indent="0.4917in" style:auto-text-indent="false"/>
      <style:text-properties style:use-window-font-color="true"/>
    </style:style>
    <style:style style:name="P15" style:family="paragraph" style:parent-style-name="Frame_20_contents">
      <style:paragraph-properties fo:margin-left="0in" fo:margin-right="0in" fo:text-indent="0.4917in" style:auto-text-indent="false"/>
      <style:text-properties style:use-window-font-color="true" officeooo:rsid="00188dbc" officeooo:paragraph-rsid="00188dbc"/>
    </style:style>
    <style:style style:name="P16" style:family="paragraph" style:parent-style-name="List_20_Paragraph" style:list-style-name="WWNum7">
      <style:text-properties officeooo:rsid="0014f99e" officeooo:paragraph-rsid="0014f99e"/>
    </style:style>
    <style:style style:name="P17" style:family="paragraph" style:parent-style-name="Standard">
      <style:text-properties officeooo:rsid="0014f99e" officeooo:paragraph-rsid="0014f99e"/>
    </style:style>
    <style:style style:name="P18" style:family="paragraph" style:parent-style-name="Standard">
      <style:text-properties officeooo:paragraph-rsid="0014f99e"/>
    </style:style>
    <style:style style:name="P19" style:family="paragraph" style:parent-style-name="Standard">
      <style:text-properties officeooo:rsid="001512c0" officeooo:paragraph-rsid="001512c0"/>
    </style:style>
    <style:style style:name="P20" style:family="paragraph" style:parent-style-name="Standard">
      <style:text-properties fo:font-size="15pt" fo:font-weight="bold" officeooo:rsid="001512c0" officeooo:paragraph-rsid="001512c0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fo:font-weight="normal" officeooo:rsid="001512c0" officeooo:paragraph-rsid="001512c0" style:font-size-asian="15pt" style:font-weight-asian="normal" style:font-size-complex="15pt" style:font-weight-complex="normal"/>
    </style:style>
    <style:style style:name="P22" style:family="paragraph" style:parent-style-name="Standard">
      <style:text-properties fo:font-size="14pt" fo:font-weight="bold" officeooo:rsid="001512c0" officeooo:paragraph-rsid="001512c0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1512c0" officeooo:paragraph-rsid="001512c0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88dbc" officeooo:paragraph-rsid="00188db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 fo:orphans="2" fo:widows="2" fo:padding-left="0in" fo:padding-right="0in" fo:padding-top="0in" fo:padding-bottom="0.0138in" fo:border-left="none" fo:border-right="none" fo:border-top="none" fo:border-bottom="0.26pt solid #000001"/>
      <style:text-properties style:use-window-font-color="true" style:font-name="Times New Roman" fo:font-size="12pt" fo:font-weight="bold" officeooo:rsid="0018db60" officeooo:paragraph-rsid="001aa70f" style:font-size-asian="10.5pt" style:font-weight-asian="bold" style:font-size-complex="12pt" style:font-weight-complex="bold"/>
    </style:style>
    <style:style style:name="P26" style:family="paragraph" style:parent-style-name="Text_20_body">
      <style:paragraph-properties fo:margin-left="0.25in" fo:margin-right="0in" fo:margin-top="0.0209in" fo:margin-bottom="0.0417in" loext:contextual-spacing="false" fo:text-align="justify" style:justify-single-word="false" fo:orphans="2" fo:widows="2" fo:text-indent="0in" style:auto-text-indent="false"/>
      <style:text-properties officeooo:paragraph-rsid="001aa70f"/>
    </style:style>
    <style:style style:name="P27" style:family="paragraph" style:parent-style-name="Heading_20_2">
      <style:paragraph-properties fo:break-before="page"/>
      <style:text-properties officeooo:rsid="0014f99e" officeooo:paragraph-rsid="0014f99e"/>
    </style:style>
    <style:style style:name="P28" style:family="paragraph" style:parent-style-name="List_20_Bullet_20_0" style:list-style-name="">
      <style:paragraph-properties fo:margin-left="0.25in" fo:margin-right="0in" fo:orphans="2" fo:widows="2" fo:text-indent="-0.25in" style:auto-text-indent="false">
        <style:tab-stops>
          <style:tab-stop style:position="0.25in"/>
        </style:tab-stops>
      </style:paragraph-properties>
      <style:text-properties officeooo:paragraph-rsid="001aa70f"/>
    </style:style>
    <style:style style:name="P29" style:family="paragraph">
      <loext:graphic-properties draw:fill="solid" draw:fill-color="#f2f2f2"/>
      <style:paragraph-properties fo:text-align="start"/>
      <style:text-properties fo:font-size="18pt"/>
    </style:style>
    <style:style style:name="T1" style:family="text">
      <style:text-properties officeooo:rsid="0014f99e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4f99e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8dbc" style:font-weight-asian="bold" style:font-weight-complex="bold"/>
    </style:style>
    <style:style style:name="T6" style:family="text">
      <style:text-properties fo:font-weight="bold" officeooo:rsid="0016bde1" style:font-weight-asian="bold"/>
    </style:style>
    <style:style style:name="T7" style:family="text">
      <style:text-properties fo:font-weight="bold" officeooo:rsid="00188dbc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6bde1" style:font-weight-asian="normal" style:font-weight-complex="normal"/>
    </style:style>
    <style:style style:name="T10" style:family="text">
      <style:text-properties fo:font-weight="normal" officeooo:rsid="00188dbc" style:font-weight-asian="normal" style:font-weight-complex="normal"/>
    </style:style>
    <style:style style:name="T11" style:family="text">
      <style:text-properties fo:font-weight="normal" officeooo:rsid="001aa70f" style:font-weight-asian="normal" style:font-weight-complex="normal"/>
    </style:style>
    <style:style style:name="T12" style:family="text">
      <style:text-properties fo:font-size="12pt" style:font-size-asian="10.5pt" style:font-size-complex="12pt"/>
    </style:style>
    <style:style style:name="T13" style:family="text">
      <style:text-properties officeooo:rsid="00162fe1"/>
    </style:style>
    <style:style style:name="T14" style:family="text">
      <style:text-properties officeooo:rsid="00188dbc"/>
    </style:style>
    <style:style style:name="T15" style:family="text">
      <style:text-properties fo:language="pt" fo:country="PT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weight="bold" style:font-weight-asian="bold"/>
    </style:style>
    <style:style style:name="T18" style:family="text">
      <style:text-properties style:font-name="Times New Roman" fo:font-style="italic" style:font-style-asian="italic"/>
    </style:style>
    <style:style style:name="T19" style:family="text">
      <style:text-properties style:font-name="Times New Roman" fo:font-style="italic" officeooo:rsid="001aa70f" style:font-style-asian="italic"/>
    </style:style>
    <style:style style:name="gr1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fo:margin-left="0.1252in" fo:margin-right="0.1457in" fo:margin-top="0.05in" fo:margin-bottom="0.0618in" style:run-through="foreground" style:wrap="parallel" style:number-wrapped-paragraphs="no-limit" style:wrap-contour="false" style:vertical-pos="from-top" style:vertical-rel="paragraph" style:horizontal-pos="left" style:horizontal-rel="page-content" draw:wrap-influence-on-position="once-concurrent" style:flow-with-text="false"/>
    </style:style>
    <style:style style:name="gr2" style:family="graphic" style:parent-style-name="Frame">
      <style:graphic-properties draw:stroke="solid" svg:stroke-width="0.0102in" svg:stroke-color="#000000" draw:stroke-linejoin="miter" draw:fill="solid" draw:fill-color="#f2f2f2" draw:textarea-vertical-align="top" draw:auto-grow-height="true" fo:min-height="0in" fo:min-width="0in" fo:padding-top="0.05in" fo:padding-bottom="0.05in" fo:padding-left="0.1in" fo:padding-right="0.1in" fo:wrap-option="wrap" fo:margin-left="0.1252in" fo:margin-right="0.1457in" fo:margin-top="0.05in" fo:margin-bottom="0.0618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2"><text:bookmark-start text:name="_Toc449357998"/>F<text:bookmark-end text:name="_Toc449357998"/>ilial</text:h>
      <text:p text:style-name="P18"/>
      <text:p text:style-name="P18">O módulo <text:span text:style-name="T3">Filial </text:span>permite obter informações relativas às <text:span text:style-name="T1">compras realizadas por cada cliente, discriminando os códigos dos produtos comprados por cada cliente, o mês e a filial onde foram comprados, os tipos de compras que foram realizados (P e/ou N), o total gasto na compra desses produtos e o total de unidades compradas desse produto por mes. Este módulo foi estruturada com o objetivo de ter uma resposta eficiente às seguintes queries:</text:span></text:p>
      <text:list xml:id="list8331926971814256222" text:style-name="WWNum7">
        <text:list-item>
          <text:p text:style-name="P16">Nº total de produtos comprados pelo cliente, mês a mês e por filial (<text:span text:style-name="T4">Query 5</text:span>);</text:p>
        </text:list-item>
        <text:list-item>
          <text:p text:style-name="P16">Lista ordenada de códigos de cliente que realizaram compras em todas as filiais(<text:span text:style-name="T4">Query 7</text:span>)</text:p>
        </text:list-item>
        <text:list-item>
          <text:p text:style-name="P16">Códigos e nº <text:s/>total de clientes que compraram o produto, distinguindo as compras P das N (<text:span text:style-name="T4">Query 8</text:span>);</text:p>
        </text:list-item>
        <text:list-item>
          <text:p text:style-name="P16">Lista de códigos de produto que o cliente mais comprou(<text:span text:style-name="T4">Query 9</text:span>);</text:p>
        </text:list-item>
        <text:list-item>
          <text:p text:style-name="P16">Calcular os N produtos mais vendidos em todo o ano, indicando para cada filial, o total de clientes que o compraram e o total de unidades vendidas(<text:span text:style-name="T4">Query10</text:span>)</text:p>
        </text:list-item>
        <text:list-item>
          <text:p text:style-name="P16">Código dos 3 produtos em que o cliente mais gastou dinheiro durante o ano (<text:span text:style-name="T4">Query 11</text:span>)</text:p>
        </text:list-item>
        <text:list-item>
          <text:p text:style-name="P16">Número de clientes que não realizaram compras e número de produtos não vendidos(<text:span text:style-name="T4">Query 12</text:span>).</text:p>
        </text:list-item>
      </text:list>
      <text:p text:style-name="P17"/>
      <text:p text:style-name="P19">Nota: Neste módulo, só se faz referencia a clientes que fizeram compras e a produtos que foram efetivamente comprados, de maneira a tornar a estrutura mais leve e tornar as travessias/procuras na árvore mais rápidas.</text:p>
      <text:p text:style-name="P19"/>
      <text:p text:style-name="P20">Macros</text:p>
      <text:p text:style-name="P21">(nao tem<text:span text:style-name="T12">, nao deve ser referenciado no relatorio)</text:span></text:p>
      <text:p text:style-name="P21"><text:span text:style-name="T12"/></text:p>
      <text:p text:style-name="P22">Estruturas de dados</text:p>
      <text:p text:style-name="P22"/>
      <text:p text:style-name="P23">Analisando as queries, rapidamente se percebe que a chave principal de pesquisa neste módulo é o código de clientes, umas vez que 5 das 6 queries que fazem uso deste módulo têm como uma das chaves o código de cliente. <text:span text:style-name="T13">Atendendo a isto, estruturamos a Filial da seguinte forma: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custom-shape text:anchor-type="paragraph" draw:z-index="0" draw:style-name="gr1" draw:text-style-name="P29" svg:width="2.7295in" svg:height="4.3157in" svg:x="0.1252in" svg:y="0.5472in"><text:p text:style-name="P1"><text:span text:style-name="T6">Filial</text:span><text:span text:style-name="T2">:</text:span></text:p><text:p text:style-name="P2"/><text:p text:style-name="P1"><text:span text:style-name="T2">struct </text:span><text:span text:style-name="T6">filial</text:span>{</text:p><text:p text:style-name="P14"><text:span text:style-name="T2">AVL_</text:span><text:span text:style-name="T6">ComprasPorCliente </text:span><text:span text:style-name="T9">clientesOrdenados</text:span><text:span text:style-name="T6">[26]</text:span>;</text:p><text:p text:style-name="P1">};</text:p><text:p text:style-name="P3"/><text:p text:style-name="P4">O array clientesOrdenados contem AVLs de elementos do tipo ComprasPorCliente. A cada indice i faz corresponder a informação dos clientes cujo código começa pela (i+1)-ésima letra do alfabeto.</text:p><text:p text:style-name="P4"/><text:p text:style-name="P4">Nota: o tipo AVL_ComprasPorCliente está definido como sendo uma AVL através de</text:p><text:p text:style-name="P4"><text:span text:style-name="T4">typedef AVL AVL_ComprasPorCliente</text:span></text:p><text:p text:style-name="P5">de forma a clarificar os tipos dos elementos dos nodos <text:span text:style-name="T14">que neste caso são ComprasPorCliente</text:span>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paragraph" draw:z-index="1" draw:style-name="gr2" draw:text-style-name="P29" svg:width="2.7295in" svg:height="4.8921in" svg:x="0.0791in" svg:y="0.1638in"><text:p text:style-name="P1"><text:span text:style-name="T6">ComprasPorCliente</text:span><text:span text:style-name="T2">:</text:span></text:p><text:p text:style-name="P2"/><text:p text:style-name="P1"><text:span text:style-name="T2">struct </text:span><text:span text:style-name="T6">comprasPorCliente</text:span>{</text:p><text:p text:style-name="P14"><text:span text:style-name="T6">char * </text:span><text:span text:style-name="T9">cliente</text:span>;</text:p><text:p text:style-name="P15">AVL_ComprasDoProduto comprasPorMes[13];</text:p><text:p text:style-name="P1">};</text:p><text:p text:style-name="P3"/><text:p text:style-name="P7">O campo cliente guarda o código de um cliente que realizou compras. O array comprasPorMes contem 13 AVL_ComprasDoProduto. <text:s/>A cada indice <text:span text:style-name="T15">I entre 1 e 12 faz corresponder a informação relativa às compras realizadas pelo cliente no mês I; Ao indice 0, faz corresponder as compras de todo o ano.</text:span></text:p><text:p text:style-name="P4"/><text:p text:style-name="P4">Nota: o tipo AVL_Compras<text:span text:style-name="T14">DoProduto </text:span>está definido como sendo uma AVL através de</text:p><text:p text:style-name="P4"><text:span text:style-name="T4">typedef AVL AVL_</text:span><text:span text:style-name="T5">ComprasDoProduto. </text:span><text:span text:style-name="T10">Os seus nodos são do tipo ComprasDoProduto.</text:span></text:p><text:p text:style-name="P4"><text:span text:style-name="T5">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custom-shape text:anchor-type="paragraph" draw:z-index="2" draw:style-name="gr1" draw:text-style-name="P29" svg:width="2.7295in" svg:height="3.5488in" svg:x="0.1252in" svg:y="0.5472in"><text:p text:style-name="P1"><text:span text:style-name="T7">ComprasDoProduto</text:span><text:span text:style-name="T2">:</text:span></text:p><text:p text:style-name="P2"/><text:p text:style-name="P8"><text:span text:style-name="T2">struct </text:span><text:span text:style-name="T7">comprasDoProduto</text:span>{</text:p><text:p text:style-name="P8"><text:span text:style-name="T14"><text:tab/>char* produto;</text:span></text:p><text:p text:style-name="P15"><text:s/>int unidades;</text:p><text:p text:style-name="P15"><text:s/>double faturacao;</text:p><text:p text:style-name="P15"><text:s/>bool modoP, modoN;</text:p><text:p text:style-name="P1">};</text:p><text:p text:style-name="P3"/><text:p text:style-name="P6">O campo produto contem o código de um produto que o cliente comprou. O campo unidades guarda quantas unidades o cliente comprou. O campo faturacao guarda quanto dinheiro o cliente gastou na compra deste produto e o modoP (modoN) têm o valor True se o cliente comprou pelo menos uma vez modo P (modo N)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pan text:style-name="T4">Definições dos tipos</text:span>:</text:p>
      <text:p text:style-name="P24">Como vimos anteriormente, existem 2 tipos(alias) para AVL's de forma a clarificar o tipo dos nodos:</text:p>
      <text:p text:style-name="P24"/>
      <text:p text:style-name="P9"><text:span text:style-name="T4">typedef AVL AVL_</text:span><text:span text:style-name="T5">ComprasPorCliente;</text:span></text:p>
      <text:p text:style-name="P9"><text:span text:style-name="T5">typedef AVL AVL_ComprasDoProduto;</text:span></text:p>
      <text:p text:style-name="P9"><text:span text:style-name="T5"/></text:p>
      <text:p text:style-name="P10">Estes tipos estão definidos no filial.c e não faz sentido que estejam no filial.h porque o utilizador da API não precisa sequer de saber que estamos a implementar o módulo à custa de AVL's.</text:p>
      <text:p text:style-name="P10"/>
      <text:p text:style-name="P11">O único tipo exportado deste módulo é o tipo Filial, definido como:</text:p>
      <text:p text:style-name="P12">typedef struct filial* Filial;</text:p>
      <text:p text:style-name="P12"><text:span text:style-name="T8"/></text:p>
      <text:p text:style-name="P12"><text:span text:style-name="T8">Como o ficheiro filial.h não revela a constituição das estruturas, mantemos o tipo Filial completamente opaco aos utilizadores da API. </text:span><text:span text:style-name="T11">Através das funções da API definidas abaixo, conseguimos obter toda a informação que precisamos para as queries a partir de uma variável do tipo Filial.</text:span></text:p>
      <text:p text:style-name="P12"><text:span text:style-name="T11"/></text:p>
      <text:p text:style-name="P13">Funções da API</text:p>
      <text:p text:style-name="P13"><text:span text:style-name="T8"/></text:p>
      <text:p text:style-name="P28"><text:span text:style-name="T17">Filial</text:span><text:span text:style-name="T16"> </text:span><text:span text:style-name="T17">criaFilial</text:span><text:span text:style-name="T16"> ()</text:span><text:bookmark text:name="AAAAAAAACQ"/></text:p>
      <text:p text:style-name="P26"><text:span text:style-name="T18">Aloca espaço e inicializa uma Filial. </text:span></text:p>
      <text:p text:style-name="P28"><text:span text:style-name="T17">Filial</text:span><text:span text:style-name="T16"> </text:span><text:span text:style-name="T17">apagaFilial</text:span><text:span text:style-name="T16"> (</text:span><text:span text:style-name="T17">Filial</text:span><text:span text:style-name="T16"> </text:span><text:span text:style-name="T17">filial</text:span><text:span text:style-name="T16">)</text:span><text:bookmark text:name="AAAAAAAACR"/></text:p>
      <text:p text:style-name="P26"><text:span text:style-name="T18">Liberta o espaço alocado para guardar uma Filial. </text:span><text:span text:style-name="T19">Devolve sempre NULL.</text:span><text:span text:style-name="T18"> </text:span></text:p>
      <text:p text:style-name="P28"><text:span text:style-name="T17">Filial</text:span><text:span text:style-name="T16"> </text:span><text:span text:style-name="T17">registaCompra</text:span><text:span text:style-name="T16"> (</text:span><text:span text:style-name="T17">Filial</text:span><text:span text:style-name="T16"> </text:span><text:span text:style-name="T17">filial</text:span><text:span text:style-name="T16">, </text:span><text:span text:style-name="T17">Cliente</text:span><text:span text:style-name="T16"> </text:span><text:span text:style-name="T17">cliente</text:span><text:span text:style-name="T16">, </text:span><text:span text:style-name="T17">Produto</text:span><text:span text:style-name="T16"> </text:span><text:span text:style-name="T17">produto</text:span><text:span text:style-name="T16">, int mes, TipoVenda tipoVenda, int unidades, double preco)</text:span><text:bookmark text:name="AAAAAAAACS"/></text:p>
      <text:p text:style-name="P26"><text:span text:style-name="T18">Regista os dados de uma compra numa filial. </text:span></text:p>
      <text:p text:style-name="P28"><text:span text:style-name="T16">int * </text:span><text:span text:style-name="T17">unidadesClientePorMes</text:span><text:span text:style-name="T16"> (</text:span><text:span text:style-name="T17">Filial</text:span><text:span text:style-name="T16"> </text:span><text:span text:style-name="T17">filial</text:span><text:span text:style-name="T16">, </text:span><text:span text:style-name="T17">Cliente</text:span><text:span text:style-name="T16"> </text:span><text:span text:style-name="T17">cliente</text:span><text:span text:style-name="T16">)</text:span><text:bookmark text:name="AAAAAAAACT"/></text:p>
      <text:p text:style-name="P26"><text:soft-page-break/><text:span text:style-name="T18">Devolve um array com 13 entradas (12 válidas) que à entrada i faz corresponder o numero de unidades compradas no mes i pelo cliente escolhido. </text:span></text:p>
      <text:p text:style-name="P28"><text:span text:style-name="T17">Cliente</text:span><text:span text:style-name="T16"> * </text:span><text:span text:style-name="T17">clientesCompraramNaFilial</text:span><text:span text:style-name="T16"> (</text:span><text:span text:style-name="T17">Filial</text:span><text:span text:style-name="T16"> </text:span><text:span text:style-name="T17">filial</text:span><text:span text:style-name="T16">)</text:span><text:bookmark text:name="AAAAAAAACU"/></text:p>
      <text:p text:style-name="P26"><text:span text:style-name="T18">Recebe uma Filial. Devolve um array com os clientes que compraram na filial passada como parâmetro para a função. </text:span></text:p>
      <text:p text:style-name="P28"><text:span text:style-name="T16">bool </text:span><text:span text:style-name="T17">clienteComprouNaFilial</text:span><text:span text:style-name="T16"> (</text:span><text:span text:style-name="T17">Filial</text:span><text:span text:style-name="T16"> </text:span><text:span text:style-name="T17">filial</text:span><text:span text:style-name="T16">, </text:span><text:span text:style-name="T17">Cliente</text:span><text:span text:style-name="T16"> </text:span><text:span text:style-name="T17">cliente</text:span><text:span text:style-name="T16">)</text:span><text:bookmark text:name="AAAAAAAACV"/></text:p>
      <text:p text:style-name="P26"><text:span text:style-name="T18">Devolve TRUE se um cliente tiver feito uma compra na filial e FALSE c.c. </text:span></text:p>
      <text:p text:style-name="P28"><text:span text:style-name="T16">int </text:span><text:span text:style-name="T17">quantosClientesCompraram</text:span><text:span text:style-name="T16"> (</text:span><text:span text:style-name="T17">Filial</text:span><text:span text:style-name="T16"> </text:span><text:span text:style-name="T17">filial</text:span><text:span text:style-name="T16">)</text:span><text:bookmark text:name="AAAAAAAACW"/></text:p>
      <text:p text:style-name="P26"><text:span text:style-name="T18">Devolve o número total de clientes que compraram numa filial. </text:span></text:p>
      <text:p text:style-name="P28"><text:span text:style-name="T17">LStrings</text:span><text:span text:style-name="T16"> </text:span><text:span text:style-name="T17">produtosClienteMaisComprou</text:span><text:span text:style-name="T16"> (</text:span><text:span text:style-name="T17">Filial</text:span><text:span text:style-name="T16"> </text:span><text:span text:style-name="T17">filial</text:span><text:span text:style-name="T16">, </text:span><text:span text:style-name="T17">Cliente</text:span><text:span text:style-name="T16"> c, int mes)</text:span><text:bookmark text:name="AAAAAAAACX"/></text:p>
      <text:p text:style-name="P26"><text:span text:style-name="T18">Recebe uma Filial, um cliente e um mês. Devolve uma lista de Strings com os códigos de produto que o cliente mais comprou (por quantidade) nessa filial, ordenada decrescentemente. </text:span></text:p>
      <text:p text:style-name="P28"><text:span text:style-name="T16">char ** </text:span><text:span text:style-name="T17">tresProdsEmQueMaisGastou</text:span><text:span text:style-name="T16"> (</text:span><text:span text:style-name="T17">Filial</text:span><text:span text:style-name="T16"> </text:span><text:span text:style-name="T17">filial</text:span><text:span text:style-name="T16">, </text:span><text:span text:style-name="T17">Cliente</text:span><text:span text:style-name="T16"> c)</text:span><text:bookmark text:name="AAAAAAAACY"/></text:p>
      <text:p text:style-name="P26"><text:span text:style-name="T18">Recebe uma Filial e um cliente. Devolve um array com os códigos dos 3 produtos em que o cliente gastou mais dinheiro durante o ano. </text:span></text:p>
      <text:p text:style-name="P28"><text:span text:style-name="T16">void </text:span><text:span text:style-name="T17">comprou</text:span><text:span text:style-name="T16"> (</text:span><text:span text:style-name="T17">Filial</text:span><text:span text:style-name="T16"> </text:span><text:span text:style-name="T17">filial</text:span><text:span text:style-name="T16">, </text:span><text:span text:style-name="T17">Cliente</text:span><text:span text:style-name="T16"> </text:span><text:span text:style-name="T17">cliente</text:span><text:span text:style-name="T16">, </text:span><text:span text:style-name="T17">Produto</text:span><text:span text:style-name="T16"> </text:span><text:span text:style-name="T17">produto</text:span><text:span text:style-name="T16">, bool *comprouN, bool *comprouP)</text:span><text:bookmark text:name="AAAAAAAACZ"/></text:p>
      <text:p text:style-name="P26"><text:span text:style-name="T18">Dado um cliente, uma Filial e um produto, verifica se o cliente comprou em modo Normal e se comprou em modo de promoção. Os resultados sao guardados nas variaveis passadas por referência. </text:span></text:p>
      <text:p text:style-name="P28"><text:span text:style-name="T16">int </text:span><text:span text:style-name="T17">numeroClientesCompraramProduto</text:span><text:span text:style-name="T16"> (</text:span><text:span text:style-name="T17">Filial</text:span><text:span text:style-name="T16"> </text:span><text:span text:style-name="T17">filial</text:span><text:span text:style-name="T16">, char *</text:span><text:span text:style-name="T17">produto</text:span><text:span text:style-name="T16">, int *unidadesCompradas)</text:span><text:bookmark text:name="AAAAAAAADA"/></text:p>
      <text:p text:style-name="P26"><text:span text:style-name="T18">Dada uma Filial e um codigo de Cliente, devolve o numero de clientes que compraram o Produto e a quantidade na variavel apontada por unidadesCompradas. </text:span></text:p>
      <text:p text:style-name="P25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List_20_Bullet_20_0" style:display-name="List Bullet 0" style:family="paragraph" style:parent-style-name="Standard" style:default-outline-level="">
      <style:paragraph-properties fo:margin-left="0.25in" fo:margin-right="0in" fo:orphans="2" fo:widows="2" fo:text-indent="-0.25in" style:auto-text-indent="false">
        <style:tab-stops>
          <style:tab-stop style:position="0.25in"/>
        </style:tab-stops>
      </style:paragraph-properties>
      <style:text-properties fo:font-size="10pt" style:font-size-asian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ão Pereira</meta:initial-creator>
    <meta:creation-date>2016-04-25T15:42:56.671599443</meta:creation-date>
    <dc:date>2016-04-25T17:53:25.212427620</dc:date>
    <dc:creator>João Pereira</dc:creator>
    <meta:editing-duration>PT1H1M44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4" meta:paragraph-count="70" meta:word-count="912" meta:character-count="5774" meta:non-whitespace-character-count="4922"/>
  </office:meta>
</office:document-meta>
</file>